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81000032FD0000160C4C8CFB50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5b8ff3" officeooo:paragraph-rsid="0035f1f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>
        <style:tab-stops/>
      </style:paragraph-properties>
      <style:text-properties style:font-name="Linux Libertine" fo:font-size="28pt" fo:font-style="normal" fo:font-weight="normal" officeooo:rsid="004da481" officeooo:paragraph-rsid="004da481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f8149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f8149" officeooo:paragraph-rsid="005ce008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39401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52939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e187f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452c8" officeooo:paragraph-rsid="005cbf7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a9d2d" officeooo:paragraph-rsid="005ce008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ae41b" officeooo:paragraph-rsid="005ce008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Math_20_text">
      <style:paragraph-properties>
        <style:tab-stops>
          <style:tab-stop style:position="1.244cm"/>
          <style:tab-stop style:position="2.037cm"/>
        </style:tab-stops>
      </style:paragraph-properties>
      <style:text-properties style:use-window-font-color="true" style:text-position="0% 100%" style:font-name="DejaVu Sans1" fo:font-size="12pt" fo:font-style="normal" style:text-underline-style="none" fo:font-weight="normal" officeooo:rsid="00611910" officeooo:paragraph-rsid="005ce008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611910" officeooo:paragraph-rsid="005d3ee2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6a01c1" officeooo:paragraph-rsid="005d3ee2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6" style:family="paragraph" style:parent-style-name="Math_20_text">
      <style:paragraph-properties fo:text-align="start" style:justify-single-word="false"/>
      <style:text-properties style:use-window-font-color="true" style:text-position="0% 100%" style:font-name="DejaVu Sans1" fo:font-size="12pt" fo:font-style="normal" style:text-underline-style="none" fo:font-weight="normal" officeooo:rsid="006e75b3" officeooo:paragraph-rsid="005d3ee2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7" style:family="paragraph" style:parent-style-name="Math_20_text">
      <style:paragraph-properties fo:text-align="start" style:justify-single-word="false"/>
      <style:text-properties style:use-window-font-color="true" style:text-position="0% 100%" style:font-name="DejaVu Sans1" fo:font-size="12pt" fo:font-style="normal" style:text-underline-style="none" fo:font-weight="normal" officeooo:rsid="006e75b3" officeooo:paragraph-rsid="005ece2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8" style:family="paragraph" style:parent-style-name="Math_20_text">
      <style:paragraph-properties fo:text-align="start" style:justify-single-word="false"/>
      <style:text-properties style:use-window-font-color="true" style:text-position="0% 100%" style:font-name="DejaVu Sans1" fo:font-size="12pt" fo:font-style="normal" style:text-underline-style="none" fo:font-weight="normal" officeooo:rsid="006e75b3" officeooo:paragraph-rsid="0060209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>
        <style:tab-stops>
          <style:tab-stop style:position="1.244cm"/>
          <style:tab-stop style:position="2.037cm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9401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1a47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2939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56d6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187f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7263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452c8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a9d2d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e505f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ae41b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paragraph-properties>
        <style:tab-stops>
          <style:tab-stop style:position="1.244cm"/>
          <style:tab-stop style:position="2.037cm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611910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1910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11910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7ffd0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94c74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a01c1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a226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d5e98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dec3f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Math_20_text">
      <style:paragraph-properties fo:text-align="start" style:justify-single-word="false"/>
      <style:text-properties style:use-window-font-color="true" style:text-position="0% 100%" fo:font-size="12pt" fo:font-style="normal" style:text-underline-style="none" fo:font-weight="normal" officeooo:rsid="006e75b3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Math_20_text">
      <style:paragraph-properties fo:text-align="start" style:justify-single-word="false" fo:break-before="page"/>
      <style:text-properties style:use-window-font-color="true" style:text-position="0% 100%" style:font-name="DejaVu Sans1" fo:font-size="12pt" fo:font-style="normal" style:text-underline-style="none" fo:font-weight="normal" officeooo:rsid="006e75b3" officeooo:paragraph-rsid="005ece2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956d6" officeooo:paragraph-rsid="005cbf7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a9d2d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11910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Math_20_text">
      <style:paragraph-properties fo:break-before="page">
        <style:tab-stops>
          <style:tab-stop style:position="1.244cm"/>
          <style:tab-stop style:position="2.037cm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5ce00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94c74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7ffd0" officeooo:paragraph-rsid="005d3ee2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style:paragraph-properties fo:text-align="center"/>
    </style:style>
    <style:style style:name="T1" style:family="text">
      <style:text-properties style:use-window-font-color="true" style:text-position="0% 100%" style:font-name="DejaVu Sans1" fo:font-size="12pt" fo:font-style="normal" style:text-underline-style="none" fo:font-weight="normal" officeooo:rsid="0061191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" style:family="text">
      <style:text-properties style:text-position="sub 58%" officeooo:rsid="005956d6"/>
    </style:style>
    <style:style style:name="T3" style:family="text">
      <style:text-properties style:text-position="sub 58%" officeooo:rsid="005a9d2d"/>
    </style:style>
    <style:style style:name="T4" style:family="text">
      <style:text-properties style:text-position="sub 58%" officeooo:rsid="00611910"/>
    </style:style>
    <style:style style:name="T5" style:family="text">
      <style:text-properties style:text-position="sub 58%" officeooo:rsid="0067ffd0"/>
    </style:style>
    <style:style style:name="T6" style:family="text">
      <style:text-properties style:text-position="sub 58%" officeooo:rsid="00694c74"/>
    </style:style>
    <style:style style:name="T7" style:family="text">
      <style:text-properties style:text-position="sub 58%" officeooo:rsid="006a01c1"/>
    </style:style>
    <style:style style:name="T8" style:family="text">
      <style:text-properties style:text-position="sub 58%" officeooo:rsid="006d5e98"/>
    </style:style>
    <style:style style:name="T9" style:family="text">
      <style:text-properties style:text-position="sub 58%" officeooo:rsid="006e75b3"/>
    </style:style>
    <style:style style:name="T10" style:family="text">
      <style:text-properties style:text-position="sub 58%" officeooo:rsid="005ece2d"/>
    </style:style>
    <style:style style:name="T11" style:family="text">
      <style:text-properties style:text-position="sub 58%" officeooo:rsid="00602090"/>
    </style:style>
    <style:style style:name="T12" style:family="text">
      <style:text-properties fo:color="#999999" style:text-position="sub 58%" officeooo:rsid="00611910"/>
    </style:style>
    <style:style style:name="T13" style:family="text">
      <style:text-properties fo:color="#999999" style:font-name="DejaVu Sans1" style:font-name-asian="DejaVu Sans Mono" style:font-name-complex="DejaVu Sans Mono"/>
    </style:style>
    <style:style style:name="T14" style:family="text">
      <style:text-properties fo:color="#999999" style:font-name="DejaVu Sans1" officeooo:rsid="005ce008" style:font-name-asian="DejaVu Sans Mono" style:font-name-complex="DejaVu Sans Mono"/>
    </style:style>
    <style:style style:name="T15" style:family="text">
      <style:text-properties fo:color="#999999" officeooo:rsid="00611910"/>
    </style:style>
    <style:style style:name="T16" style:family="text">
      <style:text-properties style:text-position="super 58%" officeooo:rsid="004f8149"/>
    </style:style>
    <style:style style:name="T17" style:family="text">
      <style:text-properties style:text-position="super 58%" officeooo:rsid="005956d6"/>
    </style:style>
    <style:style style:name="T18" style:family="text">
      <style:text-properties style:text-position="super 58%" officeooo:rsid="004e187f"/>
    </style:style>
    <style:style style:name="T19" style:family="text">
      <style:text-properties style:text-position="super 58%" officeooo:rsid="005a9d2d"/>
    </style:style>
    <style:style style:name="T20" style:family="text">
      <style:text-properties style:text-position="super 58%" officeooo:rsid="006ba226"/>
    </style:style>
    <style:style style:name="T21" style:family="text">
      <style:text-properties style:text-position="super 58%" officeooo:rsid="006a01c1"/>
    </style:style>
    <style:style style:name="T22" style:family="text">
      <style:text-properties style:text-position="super 58%" officeooo:rsid="006d5e98"/>
    </style:style>
    <style:style style:name="T23" style:family="text">
      <style:text-properties style:text-position="super 58%" officeooo:rsid="006e75b3"/>
    </style:style>
    <style:style style:name="T24" style:family="text">
      <style:text-properties style:text-position="super 58%" officeooo:rsid="005ece2d"/>
    </style:style>
    <style:style style:name="T25" style:family="text">
      <style:text-properties style:font-name="DejaVu Sans1"/>
    </style:style>
    <style:style style:name="T26" style:family="text">
      <style:text-properties style:font-name="DejaVu Sans1" style:font-name-asian="DejaVu Sans Mono" style:font-name-complex="DejaVu Sans Mono"/>
    </style:style>
    <style:style style:name="T27" style:family="text">
      <style:text-properties style:font-name="DejaVu Sans1" officeooo:rsid="004e187f" style:font-name-asian="DejaVu Sans Mono" style:font-name-complex="DejaVu Sans Mono"/>
    </style:style>
    <style:style style:name="T28" style:family="text">
      <style:text-properties style:font-name="DejaVu Sans1" officeooo:rsid="005ce008" style:font-name-asian="DejaVu Sans Mono" style:font-name-complex="DejaVu Sans Mono"/>
    </style:style>
    <style:style style:name="T29" style:family="text">
      <style:text-properties officeooo:rsid="005bf506"/>
    </style:style>
    <style:style style:name="T30" style:family="text">
      <style:text-properties officeooo:rsid="004f09cc"/>
    </style:style>
    <style:style style:name="T31" style:family="text">
      <style:text-properties officeooo:rsid="004f8149"/>
    </style:style>
    <style:style style:name="T32" style:family="text">
      <style:text-properties officeooo:rsid="005cbf74"/>
    </style:style>
    <style:style style:name="T33" style:family="text">
      <style:text-properties officeooo:rsid="005956d6"/>
    </style:style>
    <style:style style:name="T34" style:family="text">
      <style:text-properties officeooo:rsid="004e187f"/>
    </style:style>
    <style:style style:name="T35" style:family="text">
      <style:text-properties officeooo:rsid="00527263"/>
    </style:style>
    <style:style style:name="T36" style:family="text">
      <style:text-properties style:font-name-asian="DejaVu Sans Mono"/>
    </style:style>
    <style:style style:name="T37" style:family="text">
      <style:text-properties style:font-name-complex="DejaVu Sans Mono"/>
    </style:style>
    <style:style style:name="T38" style:family="text">
      <style:text-properties officeooo:rsid="005a9d2d"/>
    </style:style>
    <style:style style:name="T39" style:family="text">
      <style:text-properties officeooo:rsid="005452c8"/>
    </style:style>
    <style:style style:name="T40" style:family="text">
      <style:text-properties officeooo:rsid="005e505f"/>
    </style:style>
    <style:style style:name="T41" style:family="text">
      <style:text-properties officeooo:rsid="005ce008"/>
    </style:style>
    <style:style style:name="T42" style:family="text">
      <style:text-properties officeooo:rsid="00611910"/>
    </style:style>
    <style:style style:name="T43" style:family="text">
      <style:text-properties officeooo:rsid="0067ffd0"/>
    </style:style>
    <style:style style:name="T44" style:family="text">
      <style:text-properties officeooo:rsid="00694c74"/>
    </style:style>
    <style:style style:name="T45" style:family="text">
      <style:text-properties fo:font-weight="bold" officeooo:rsid="00694c74" style:font-weight-asian="bold" style:font-weight-complex="bold"/>
    </style:style>
    <style:style style:name="T46" style:family="text">
      <style:text-properties officeooo:rsid="006a01c1"/>
    </style:style>
    <style:style style:name="T47" style:family="text">
      <style:text-properties officeooo:rsid="006ba226"/>
    </style:style>
    <style:style style:name="T48" style:family="text">
      <style:text-properties officeooo:rsid="006d5e98"/>
    </style:style>
    <style:style style:name="T49" style:family="text">
      <style:text-properties officeooo:rsid="006dec3f"/>
    </style:style>
    <style:style style:name="T50" style:family="text">
      <style:text-properties officeooo:rsid="006e75b3"/>
    </style:style>
    <style:style style:name="T51" style:family="text">
      <style:text-properties officeooo:rsid="005ece2d"/>
    </style:style>
    <style:style style:name="T52" style:family="text">
      <style:text-properties officeooo:rsid="006020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25cm" draw:fill="none" draw:textarea-vertical-align="middle" draw:auto-grow-height="false" fo:min-height="1.321cm" fo:min-width="0.88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5cm" draw:marker-end="Arrowheads_20_1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draw:marker-start="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ammanfattning av modul <text:span text:style-name="T29">3</text:span></text:h>
      <text:p text:style-name="P2"/>
      <text:p text:style-name="P19"><text:span text:style-name="T30">(G; </text:span><text:span text:style-name="T31">∗) är en grupp om</text:span></text:p>
      <text:p text:style-name="P20"/>
      <text:p text:style-name="P20"><text:tab/>G1)<text:tab/>∀ x, y ∈ G : x ∗ y ∈ G</text:p>
      <text:p text:style-name="P20"><text:tab/><text:tab/>“slutenhet”</text:p>
      <text:p text:style-name="P20"/>
      <text:p text:style-name="P20"><text:tab/>G2)<text:tab/>∀ x, y, z ∈ G : (x ∗ y) ∗ z = x ∗ (y ∗ z)</text:p>
      <text:p text:style-name="P20"><text:tab/><text:tab/>“associativitet”</text:p>
      <text:p text:style-name="P20"/>
      <text:p text:style-name="P20"><text:tab/>G3)<text:tab/>∃ I ∈ G : ∀ x ∈ G <text:s/>: <text:s/>I ∗ x = x ∗ I = x</text:p>
      <text:p text:style-name="P20"><text:tab/><text:tab/>“identitetselement”</text:p>
      <text:p text:style-name="P20"/>
      <text:p text:style-name="P19"><text:span text:style-name="T31"><text:tab/>G4)<text:tab/>∀ x ∈ G : ∃ x</text:span><text:span text:style-name="T16">−1</text:span><text:span text:style-name="T31"> ∈ G <text:s/>: <text:s/>x ∗ x</text:span><text:span text:style-name="T16">−1</text:span><text:span text:style-name="T31"> = x</text:span><text:span text:style-name="T16">−1</text:span><text:span text:style-name="T31"> ∗ x = I</text:span></text:p>
      <text:p text:style-name="P4"><text:tab/><text:tab/>“invers”</text:p>
      <text:p text:style-name="P4"/>
      <text:p text:style-name="P4"/>
      <text:p text:style-name="P4"/>
      <text:p text:style-name="P23">Om det i en grupp (G; ∗) gäller att</text:p>
      <text:p text:style-name="P23"/>
      <text:p text:style-name="P23"><text:tab/>a ∗ b = b ∗ a</text:p>
      <text:p text:style-name="P23"/>
      <text:p text:style-name="P6">för alla a, b ∈ G, kallas G abelsk eller kommutativ.</text:p>
      <text:p text:style-name="P6"/>
      <text:p text:style-name="P6"/>
      <text:p text:style-name="P6"/>
      <text:p text:style-name="P24"><text:span text:style-name="T32">G</text:span>rupptabeller är latinska kvadrater.</text:p>
      <text:p text:style-name="P24"><draw:frame draw:style-name="fr1" draw:name="graphics15" text:anchor-type="paragraph" svg:x="1.236cm" svg:y="0.026cm" svg:width="13.053cm" svg:height="5.644cm" draw:z-index="0"><draw:image xlink:href="Pictures/20000181000032FD0000160C4C8CFB50.svm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7"><text:tab/>ax = ay <text:s/>⇒ <text:s/>x = y <text:s/>⇐ <text:s/>xa = ya</text:p>
      <text:p text:style-name="P7"/>
      <text:p text:style-name="P44">En grupp, G, är cyklisk om det finns ett element g ∈ G sådant att</text:p>
      <text:p text:style-name="P19"><text:span text:style-name="T33">varje element i G är av formen g</text:span><text:span text:style-name="T17">n</text:span><text:span text:style-name="T33">, något n ∈ ℤ.</text:span></text:p>
      <text:p text:style-name="P26"/>
      <text:p text:style-name="P26">Ett sådant g kallas en generator, ett genererande element för G.</text:p>
      <text:p text:style-name="P26"/>
      <text:p text:style-name="P26">G = ⟨g⟩</text:p>
      <text:p text:style-name="P26"/>
      <text:p text:style-name="P26"/>
      <text:p text:style-name="P26">Om o(g) = m:</text:p>
      <text:p text:style-name="P26"/>
      <text:p text:style-name="P19"><text:span text:style-name="T33"><text:tab/>G = {1, g, g</text:span><text:span text:style-name="T17">2</text:span><text:span text:style-name="T33">, g</text:span><text:span text:style-name="T17">3</text:span><text:span text:style-name="T33">, …, g</text:span><text:span text:style-name="T17">m − 1</text:span><text:span text:style-name="T33">} <text:s text:c="2"/>ser ut som (ℤ</text:span><text:span text:style-name="T2">m</text:span><text:span text:style-name="T33">; +).</text:span></text:p>
      <text:p text:style-name="P26"><text:tab/><text:tab/><text:tab/>alla olika</text:p>
      <text:p text:style-name="P26"/>
      <text:p text:style-name="P26"/>
      <text:p text:style-name="P26">Om G = ⟨g⟩ gäller |G| = o(g)</text:p>
      <text:p text:style-name="P26"/>
      <text:p text:style-name="P26"/>
      <text:p text:style-name="P26"/>
      <text:p text:style-name="P26"/>
      <text:p text:style-name="P26">o(g) = ∞:</text:p>
      <text:p text:style-name="P26"/>
      <text:p text:style-name="P8"><text:span text:style-name="T33"><text:tab/>G = {…, g</text:span><text:span text:style-name="T17">−2</text:span><text:span text:style-name="T33">, g</text:span><text:span text:style-name="T17">−1</text:span><text:span text:style-name="T33">, 1, g, g</text:span><text:span text:style-name="T17">2</text:span><text:span text:style-name="T33">, …} <text:s text:c="3"/>ser ut som (ℤ; +).</text:span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20"><text:span text:style-name="T34">Om H ⊆ G och (G; </text:span>∗<text:span text:style-name="T34">) är en grupp så är H</text:span></text:p>
      <text:p text:style-name="P27">en delgrupp till G omm:</text:p>
      <text:p text:style-name="P27"><draw:custom-shape text:anchor-type="paragraph" draw:z-index="1" draw:style-name="gr1" draw:text-style-name="P50" svg:width="0.318cm" svg:height="2.7cm" svg:x="0.975cm" svg:y="0.39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7"><text:tab/>S0:<text:tab/>H ≠ ∅</text:p>
      <text:p text:style-name="P27"/>
      <text:p text:style-name="P20"><text:span text:style-name="T34"><text:tab/>S1:<text:tab/>x, y ∈ H ⇒ x </text:span>∗<text:span text:style-name="T34"> y ∈ H</text:span></text:p>
      <text:p text:style-name="P27"/>
      <text:p text:style-name="P20"><text:span text:style-name="T34"><text:tab/>S2:<text:tab/>x ∈ H ⇒ x</text:span><text:span text:style-name="T18">−1</text:span><text:span text:style-name="T34"> ∈ H</text:span></text:p>
      <text:p text:style-name="P9"><text:span text:style-name="T33"/></text:p>
      <text:p text:style-name="P28"><text:span text:style-name="T27"/></text:p>
      <text:p text:style-name="P28"/>
      <text:p text:style-name="P28">Z(G) = {z ∈ G | zg = gz, alla g ∈ G}, G:s centrum</text:p>
      <text:p text:style-name="P28"/>
      <text:p text:style-name="P29">C(g) = {x ∈ G | xg = gx} för alla g ∈ G</text:p>
      <text:p text:style-name="P29"><draw:line text:anchor-type="paragraph" draw:z-index="2" draw:style-name="gr2" draw:text-style-name="P50" svg:x1="2.43cm" svg:y1="0.981cm" svg:x2="0.975cm" svg:y2="0.134cm"><text:p/></draw:line></text:p>
      <text:p text:style-name="P29"/>
      <text:p text:style-name="P10"><text:span text:style-name="T35"><text:tab/><text:tab/>“centralisatorn” till G</text:span></text:p>
      <text:p text:style-name="P10"><text:span text:style-name="T35"/></text:p>
      <text:p text:style-name="P45">Sidoklasser (en. cosets)</text:p>
      <text:p text:style-name="P30"/>
      <text:p text:style-name="P21"><text:span text:style-name="T38">Definition:<text:tab/>Om H är en delgrupp till G, g </text:span><text:span text:style-name="T39">∈</text:span><text:span text:style-name="T38"> G, så är gH = {gh | h </text:span><text:span text:style-name="T39">∈</text:span><text:span text:style-name="T38"> H}</text:span></text:p>
      <text:p text:style-name="P21"><text:span text:style-name="T38"><text:tab/><text:tab/>en vänstersidoklass till H (en. left coset) och Hg = {hg | h </text:span><text:span text:style-name="T39">∈</text:span><text:span text:style-name="T38"> H}</text:span></text:p>
      <text:p text:style-name="P11"><text:span text:style-name="T35"><text:tab/><text:tab/>en högersidoklass till H (en. right coset).</text:span></text:p>
      <text:p text:style-name="P11"><text:span text:style-name="T35"/></text:p>
      <text:p text:style-name="P11"><text:span text:style-name="T35"/></text:p>
      <text:p text:style-name="P11"><text:span text:style-name="T35"/></text:p>
      <text:p text:style-name="P30">Sats:</text:p>
      <text:p text:style-name="P30"/>
      <text:p text:style-name="P21"><text:span text:style-name="T38"><text:tab/>Om H är en delgrupp till G så är g</text:span><text:span text:style-name="T3">1</text:span><text:span text:style-name="T38">H och g</text:span><text:span text:style-name="T3">2</text:span><text:span text:style-name="T38">H identiska eller disjunkta.</text:span></text:p>
      <text:p text:style-name="P30"/>
      <text:p text:style-name="P30"/>
      <text:p text:style-name="P21"><text:span text:style-name="T38"><text:tab/>Ty:<text:tab/>Låt x </text:span><text:span text:style-name="T39">∈</text:span><text:span text:style-name="T38"> g</text:span><text:span text:style-name="T3">1</text:span><text:span text:style-name="T38">H ∩ g</text:span><text:span text:style-name="T3">2</text:span><text:span text:style-name="T38">H, vi skall visa att g</text:span><text:span text:style-name="T3">1</text:span><text:span text:style-name="T38">H = g</text:span><text:span text:style-name="T3">2</text:span><text:span text:style-name="T38">H.</text:span></text:p>
      <text:p text:style-name="P30"/>
      <text:p text:style-name="P21"><text:span text:style-name="T38"><text:tab/><text:tab/>x = g</text:span><text:span text:style-name="T3">1</text:span><text:span text:style-name="T38">h</text:span><text:span text:style-name="T3">1</text:span><text:span text:style-name="T38"> = g</text:span><text:span text:style-name="T3">2</text:span><text:span text:style-name="T38">h</text:span><text:span text:style-name="T3">2</text:span><text:span text:style-name="T38">, <text:s text:c="2"/>h</text:span><text:span text:style-name="T3">1</text:span><text:span text:style-name="T38">, h</text:span><text:span text:style-name="T3">2</text:span><text:span text:style-name="T38"> </text:span><text:span text:style-name="T39">∈</text:span><text:span text:style-name="T38"> H <text:s/>så <text:s/>g</text:span><text:span text:style-name="T3">1</text:span><text:span text:style-name="T38"> = g</text:span><text:span text:style-name="T3">2</text:span><text:span text:style-name="T38">h</text:span><text:span text:style-name="T3">2</text:span><text:span text:style-name="T38">h</text:span><text:span text:style-name="T3">1</text:span><text:span text:style-name="T19">−1</text:span><text:span text:style-name="T38"> och om</text:span></text:p>
      <text:p text:style-name="P30"/>
      <text:p text:style-name="P21"><text:span text:style-name="T38"><text:tab/><text:tab/>y = g</text:span><text:span text:style-name="T3">1</text:span><text:span text:style-name="T38">H ⇒ y = g</text:span><text:span text:style-name="T3">1</text:span><text:span text:style-name="T38">(h ∈ H) = g</text:span><text:span text:style-name="T3">2</text:span><text:span text:style-name="T38">h</text:span><text:span text:style-name="T3">2</text:span><text:span text:style-name="T38">h</text:span><text:span text:style-name="T3">1</text:span><text:span text:style-name="T19">−1</text:span><text:span text:style-name="T38">h (∈ H) ⇒ y</text:span><text:span text:style-name="T3">1</text:span><text:span text:style-name="T38"> </text:span><text:span text:style-name="T39">∈</text:span><text:span text:style-name="T38"> g</text:span><text:span text:style-name="T3">2</text:span><text:span text:style-name="T38">H</text:span></text:p>
      <text:p text:style-name="P30"><draw:custom-shape text:anchor-type="paragraph" draw:z-index="3" draw:style-name="gr1" draw:text-style-name="P50" svg:width="0.371cm" svg:height="1.535cm" svg:x="8.516cm" svg:y="0.46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1"><text:span text:style-name="T38"><text:tab/><text:tab/>så<text:tab/><text:tab/><text:tab/>g</text:span><text:span text:style-name="T3">1</text:span><text:span text:style-name="T38">H ⊆ g</text:span><text:span text:style-name="T3">2</text:span><text:span text:style-name="T38">H</text:span></text:p>
      <text:p text:style-name="P21"><text:span text:style-name="T38"><text:tab/><text:tab/><text:tab/><text:tab/><text:tab/><text:tab/><text:tab/> <text:s/>⇒ g</text:span><text:span text:style-name="T3">1</text:span><text:span text:style-name="T38">H = g</text:span><text:span text:style-name="T3">2</text:span><text:span text:style-name="T38">H</text:span></text:p>
      <text:p text:style-name="P21"><text:span text:style-name="T38"><text:tab/><text:tab/>på samma sätt<text:tab/>g</text:span><text:span text:style-name="T3">2</text:span><text:span text:style-name="T38">H ⊆ g</text:span><text:span text:style-name="T3">1</text:span><text:span text:style-name="T38">H</text:span></text:p>
      <text:p text:style-name="P30"/>
      <text:p text:style-name="P30"/>
      <text:p text:style-name="P21"><text:span text:style-name="T38"><text:tab/>De ger en partition av G <text:s text:c="2"/>(ekvivalensrelationen g</text:span><text:span text:style-name="T3">2</text:span><text:span text:style-name="T19">−1 </text:span><text:span text:style-name="T38">g</text:span><text:span text:style-name="T3">1</text:span><text:span text:style-name="T38"> ∈ H)</text:span></text:p>
      <text:p text:style-name="P30"/>
      <text:p text:style-name="P30"/>
      <text:p text:style-name="P30"/>
      <text:p text:style-name="P30"/>
      <text:p text:style-name="P32">(Om H är ändlig är) dessutom |H| = |gH| = |Hg|</text:p>
      <text:p text:style-name="P12"><text:span text:style-name="T35"/></text:p>
      <text:p text:style-name="P12"><text:span text:style-name="T35"/></text:p>
      <text:p text:style-name="P12"><text:span text:style-name="T35"/></text:p>
      <text:p text:style-name="P31">Så Lagranges sats:<text:tab/>Om G är ändlig, H en delgrupp till G:</text:p>
      <text:p text:style-name="P31"><draw:line text:anchor-type="paragraph" draw:z-index="4" draw:style-name="gr3" draw:text-style-name="P50" svg:x1="2.013cm" svg:y1="0.314cm" svg:x2="2.013cm" svg:y2="1.293cm"><text:p/></draw:line></text:p>
      <text:p text:style-name="P21"><text:span text:style-name="T40"><text:tab/>|H| <text:s/>|G|</text:span></text:p>
      <text:p text:style-name="P31"/>
      <text:p text:style-name="P31"/>
      <text:p text:style-name="P31"><text:span text:style-name="T28"><text:tab/></text:span><text:span text:style-name="T14">[G : H] =</text:span><text:span text:style-name="T28"> </text:span><text:span text:style-name="T26"><draw:frame draw:style-name="fr2" draw:name="Object6" text:anchor-type="as-char" svg:width="2.372cm" svg:height="1.051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6">,</text:span><text:span text:style-name="T28"> </text:span><text:span text:style-name="T26">H:s index i G, antalet </text:span><text:span text:style-name="T13">(vänster eller höger)</text:span><text:span text:style-name="T26"> sidoklasser.</text:span></text:p>
      <text:p text:style-name="P5"><text:span text:style-name="T40"/></text:p>
      <text:p text:style-name="P5"><text:span text:style-name="T40"/></text:p>
      <text:p text:style-name="P5"><text:span text:style-name="T40"/></text:p>
      <text:p text:style-name="P13"><text:span text:style-name="T40">Om G är en grupp, |G| = p, p primtal så är G cyklisk.</text:span></text:p>
      <text:p text:style-name="P13"><text:span text:style-name="T40"/></text:p>
      <text:p text:style-name="P47"><text:span text:style-name="T42">En gruppisomorfi mellan (G</text:span><text:span text:style-name="T4">1</text:span><text:span text:style-name="T42">; ∗) och (G</text:span><text:span text:style-name="T4">2</text:span><text:span text:style-name="T42">; ∘) är en bijektion</text:span></text:p>
      <text:p text:style-name="P22"><text:span text:style-name="T42">ϕ : G</text:span><text:span text:style-name="T4">1</text:span><text:span text:style-name="T42"> → G</text:span><text:span text:style-name="T4">2</text:span><text:span text:style-name="T42"> så att <text:s/>ϕ(g ∗ g') = ϕ(g) ∘ ϕ(g') för alla g, g' ∈ G</text:span><text:span text:style-name="T4">1</text:span><text:span text:style-name="T42">.</text:span></text:p>
      <text:p text:style-name="P33"/>
      <text:p text:style-name="P22"><text:span text:style-name="T42">Grupperna (G</text:span><text:span text:style-name="T4">1</text:span><text:span text:style-name="T42">; ∗), (G</text:span><text:span text:style-name="T4">2</text:span><text:span text:style-name="T42">; ∘) kallas isomorfa om det finne en</text:span></text:p>
      <text:p text:style-name="P33">isomorfi mellan dem.</text:p>
      <text:p text:style-name="P33"/>
      <text:p text:style-name="P22"><text:span text:style-name="T42">(G</text:span><text:span text:style-name="T4">1</text:span><text:span text:style-name="T42">; ∗) ≈ (G</text:span><text:span text:style-name="T4">2</text:span><text:span text:style-name="T42">; ∘)<text:tab/><text:tab/></text:span><text:span text:style-name="T15">(Beteckningen (G</text:span><text:span text:style-name="T12">1</text:span><text:span text:style-name="T15">; ∗) ≅ (G</text:span><text:span text:style-name="T12">2</text:span><text:span text:style-name="T15">; ∘) är mycket vanligare.)</text:span></text:p>
      <text:p text:style-name="P33"/>
      <text:p text:style-name="P33"/>
      <text:p text:style-name="P33"/>
      <text:p text:style-name="P13"><text:span text:style-name="T40">Isomorfi är en ekvivalensrelation mellan grupper.</text:span></text:p>
      <text:p text:style-name="P13"><text:span text:style-name="T40"/></text:p>
      <text:p text:style-name="P13"><text:span text:style-name="T40"/></text:p>
      <text:p text:style-name="P13"><text:span text:style-name="T40"/></text:p>
      <text:p text:style-name="P13"><text:span text:style-name="T40"/></text:p>
      <text:p text:style-name="P13"><text:span text:style-name="T40"/></text:p>
      <text:p text:style-name="P13"><text:span text:style-name="T41"><text:tab/>0 <text:s/>↦ <text:s/>1</text:span></text:p>
      <text:p text:style-name="P13"><text:span text:style-name="T41"><text:tab/>1 <text:s/>↦ <text:s/>2</text:span></text:p>
      <text:p text:style-name="P13"><text:span text:style-name="T41"><text:tab/>2 <text:s/>↦ <text:s/>0</text:span></text:p>
      <text:p text:style-name="P13"><text:span text:style-name="T41">ϕ <text:s text:c="2"/>:<text:tab/>3 <text:s/>↦ <text:s/>5</text:span></text:p>
      <text:p text:style-name="P13"><text:span text:style-name="T41"><text:tab/>4 <text:s/>↦ <text:s/>3</text:span></text:p>
      <text:p text:style-name="P13"><text:span text:style-name="T41"><text:tab/>5 <text:s/>↦ <text:s/>4</text:span></text:p>
      <text:p text:style-name="P13"><text:span text:style-name="T41"><text:tab/>6 <text:s/>↦ <text:s/>6</text:span></text:p>
      <text:p text:style-name="P13"><text:span text:style-name="T41"/></text:p>
      <text:p text:style-name="P13"><text:span text:style-name="T41">Enradsnotation:<text:tab/><text:tab/>ϕ = [1 <text:s/>2 <text:s/>0 <text:s/>5 <text:s/>3 <text:s/>4 <text:s/>6]</text:span></text:p>
      <text:p text:style-name="P13"><text:span text:style-name="T41"/></text:p>
      <text:p text:style-name="P13"><text:span text:style-name="T41">Tvåradsnotation:<text:tab/><text:tab/>ϕ = </text:span><text:span text:style-name="T41"><draw:frame draw:style-name="fr3" draw:name="Object1" text:anchor-type="as-char" svg:width="4.549cm" svg:height="1.159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><text:span text:style-name="T1"/></text:p>
      <text:p text:style-name="P13"><text:span text:style-name="T41">Cykelnotation:<text:tab/><text:tab/>ϕ = (0 <text:s/>1 <text:s/>2)(3 <text:s/>5 <text:s/>4)(6) = (0 <text:s/>1 <text:s/>2)(3 <text:s/>5 <text:s/>4)</text:span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34"><text:span text:style-name="T46">Ordningen för π </text:span><text:span text:style-name="T44">∈</text:span><text:span text:style-name="T46"> S</text:span><text:span text:style-name="T7">n</text:span><text:span text:style-name="T46"> är lätt att se av π:s cykelstruktour.</text:span></text:p>
      <text:p text:style-name="P38"/>
      <text:p text:style-name="P38"/>
      <text:p text:style-name="P34"><text:span text:style-name="T46"><text:tab/>Exempel:<text:tab/>S</text:span><text:span text:style-name="T7">12</text:span><text:span text:style-name="T46"> ∋ π = (1 7 4 11)(2 9 6)(3 5 8 12 10)</text:span></text:p>
      <text:p text:style-name="P38"/>
      <text:p text:style-name="P38"><text:tab/><text:tab/><text:tab/>o(π) = ?</text:p>
      <text:p text:style-name="P38"><draw:line text:anchor-type="paragraph" draw:z-index="23" draw:style-name="gr6" draw:text-style-name="P50" svg:x1="5.339cm" svg:y1="1.222cm" svg:x2="5.339cm" svg:y2="0.273cm"><text:p/></draw:line></text:p>
      <text:p text:style-name="P38"><text:tab/><text:tab/><text:tab/>4, 3, 5 <text:s text:c="2"/>o(π)<text:tab/>I varje cykel skall man gå ett helt antal varv.</text:p>
      <text:p text:style-name="P38"/>
      <text:p text:style-name="P38"><text:span text:style-name="T28"><text:tab/><text:tab/><text:tab/>“så”<text:tab/>o(π) = mgm(4, 3, 5) = 60</text:span></text:p>
      <text:p text:style-name="P49">Ett sätt till att beskriva permutationer:</text:p>
      <text:p text:style-name="P36"/>
      <text:p text:style-name="P34"><draw:custom-shape text:anchor-type="paragraph" draw:z-index="12" draw:style-name="gr4" draw:text-style-name="P50" svg:width="0.265cm" svg:height="1.059cm" svg:x="8.163cm" svg:y="0.01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3"><text:tab/>π ∈ S</text:span><text:span text:style-name="T5">n</text:span><text:span text:style-name="T43"> motsvarar </text:span><text:span text:style-name="T43"><draw:frame draw:style-name="fr4" draw:name="Object167" text:anchor-type="as-char" svg:y="-0.39cm" svg:width="0.767cm" svg:height="0.857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3"> med m</text:span><text:span text:style-name="T5">ij</text:span><text:span text:style-name="T43"> = </text:span><text:span text:style-name="T43"><draw:frame draw:style-name="fr2" draw:name="Object168" text:anchor-type="as-char" svg:width="3.358cm" svg:height="1.06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3">.</text:span></text:p>
      <text:p text:style-name="P36"/>
      <text:p text:style-name="P36"/>
      <text:p text:style-name="P34"><draw:custom-shape text:anchor-type="paragraph" draw:z-index="13" draw:style-name="gr4" draw:text-style-name="P50" svg:width="3.218cm" svg:height="4.218cm" svg:x="2.457cm" svg:y="0.316cm"><text:p/><draw:enhanced-geometry svg:viewBox="0 0 21600 21600" draw:glue-points="10800 0 0 10800 10800 21600 21600 10800" draw:path-stretchpoint-x="10800" draw:text-areas="?f8 ?f9 ?f10 ?f11" draw:type="bracket-pair" draw:modifiers="1634.44816053512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line text:anchor-type="paragraph" draw:z-index="14" draw:style-name="gr5" draw:text-style-name="P50" svg:x1="5.843cm" svg:y1="2.168cm" svg:x2="4.494cm" svg:y2="2.168cm"><text:p/></draw:line><draw:line text:anchor-type="paragraph" draw:z-index="15" draw:style-name="gr5" draw:text-style-name="P50" svg:x1="5.87cm" svg:y1="3.702cm" svg:x2="3.171cm" svg:y2="2.718cm"><text:p/></draw:line><text:span text:style-name="T43"><text:tab/></text:span><text:span text:style-name="T43"><draw:frame draw:style-name="fr2" draw:name="Object169" text:anchor-type="as-char" svg:width="6.421cm" svg:height="4.535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6"/>
      <text:p text:style-name="P34"><text:span text:style-name="T44"><text:tab/>så </text:span><text:span text:style-name="T45">M</text:span><text:span text:style-name="T6">π</text:span><text:span text:style-name="T44">e</text:span><text:span text:style-name="T6">j</text:span><text:span text:style-name="T44"> = e</text:span><text:span text:style-name="T6">π(j)</text:span><text:span text:style-name="T44"> där e</text:span><text:span text:style-name="T6">k</text:span><text:span text:style-name="T44"> =</text:span></text:p>
      <text:p text:style-name="P36"/>
      <text:p text:style-name="P34"><draw:custom-shape text:anchor-type="paragraph" draw:z-index="16" draw:style-name="gr4" draw:text-style-name="P50" svg:width="0.742cm" svg:height="3.746cm" svg:x="1.822cm" svg:y="0cm"><text:p/>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1634.44816053512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line text:anchor-type="paragraph" draw:z-index="17" draw:style-name="gr5" draw:text-style-name="P50" svg:x1="3.303cm" svg:y1="1.877cm" svg:x2="2.298cm" svg:y2="1.877cm"><text:p/></draw:line><text:span text:style-name="T44"><text:tab/></text:span><text:span text:style-name="T43"><draw:frame draw:style-name="fr2" draw:name="Object170" text:anchor-type="as-char" svg:width="3.32cm" svg:height="3.709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6"/>
      <text:p text:style-name="P34"><draw:custom-shape text:anchor-type="paragraph" draw:z-index="18" draw:style-name="gr4" draw:text-style-name="P50" svg:width="0.165cm" svg:height="1.167cm" draw:transform="rotate (1.5707963267946) translate (2.21897222222222cm 0.619125cm)"><text:p/><draw:enhanced-geometry svg:viewBox="0 0 21600 21600" draw:glue-points="21600 0 0 10800 21600 21600" draw:text-areas="13800 ?f9 21600 ?f10" draw:type="left-brace" draw:modifiers="1800 11550.453172205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4"><text:tab/>Och </text:span><text:span text:style-name="T45">M</text:span><text:span text:style-name="T6">π</text:span><text:span text:style-name="T45">M</text:span><text:span text:style-name="T6">σ</text:span><text:span text:style-name="T44">e</text:span><text:span text:style-name="T6">j</text:span><text:span text:style-name="T44"> = </text:span><text:span text:style-name="T45">M</text:span><text:span text:style-name="T6">π</text:span><text:span text:style-name="T44">e</text:span><text:span text:style-name="T6">σ(j)</text:span><text:span text:style-name="T44"> = e</text:span><text:span text:style-name="T6">π(σ(j))</text:span><text:span text:style-name="T44"> = e</text:span><text:span text:style-name="T6">(πσ)(j)</text:span><text:span text:style-name="T44"> =</text:span><text:span text:style-name="T45">M</text:span><text:span text:style-name="T6">πσ</text:span><text:span text:style-name="T44">e</text:span><text:span text:style-name="T6">j</text:span><text:span text:style-name="T44"> så </text:span><text:span text:style-name="T45">M</text:span><text:span text:style-name="T6">π</text:span><text:span text:style-name="T45">M</text:span><text:span text:style-name="T6">σ</text:span><text:span text:style-name="T44"> = </text:span><text:span text:style-name="T45">M</text:span><text:span text:style-name="T6">πσ</text:span></text:p>
      <text:p text:style-name="P37"><draw:line text:anchor-type="paragraph" draw:z-index="19" draw:style-name="gr5" draw:text-style-name="P50" svg:x1="4.153cm" svg:y1="1.023cm" svg:x2="3.537cm" svg:y2="0.026cm"><text:p/></draw:line><draw:line text:anchor-type="paragraph" draw:z-index="20" draw:style-name="gr5" draw:text-style-name="P50" svg:x1="3.002cm" svg:y1="1.033cm" svg:x2="3.043cm" svg:y2="0.125cm"><text:p/></draw:line><draw:line text:anchor-type="paragraph" draw:z-index="21" draw:style-name="gr5" draw:text-style-name="P50" svg:x1="2.768cm" svg:y1="1.033cm" svg:x2="2.429cm" svg:y2="0.125cm"><text:p/></draw:line></text:p>
      <text:p text:style-name="P37"/>
      <text:p text:style-name="P37"><text:tab/><text:tab/>n×n<text:tab/>n×1</text:p>
      <text:p text:style-name="P37"/>
      <text:p text:style-name="P34"><text:span text:style-name="T44"><text:tab/>Multiplikation i S</text:span><text:span text:style-name="T6">n</text:span><text:span text:style-name="T44"> motsvarar matrismultiplikation.</text:span></text:p>
      <text:p text:style-name="P37"/>
      <text:p text:style-name="P34"><text:span text:style-name="T44"><text:tab/></text:span><text:span text:style-name="T44"><draw:frame draw:style-name="fr2" draw:name="Object171" text:anchor-type="as-char" svg:width="6.429cm" svg:height="0.72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8">Cayleys sats:</text:p>
      <text:p text:style-name="P37"/>
      <text:p text:style-name="P34"><text:span text:style-name="T44"><text:tab/>Varje grupp G är isomorf med en delgrupp till S</text:span><text:span text:style-name="T6">G</text:span><text:span text:style-name="T44">.</text:span></text:p>
      <text:p text:style-name="P37"/>
      <text:p text:style-name="P34"><text:span text:style-name="T44"><text:tab/>Ty:<text:tab/>φ : G → S</text:span><text:span text:style-name="T6">G</text:span><text:span text:style-name="T44"> så att för g, h ∈ G : φ(g)(h) = gh då</text:span></text:p>
      <text:p text:style-name="P37"/>
      <text:p text:style-name="P37"/>
      <text:p text:style-name="P34"><text:span text:style-name="T44"><text:tab/><text:tab/>(φ(g</text:span><text:span text:style-name="T6">1</text:span><text:span text:style-name="T44">) ∘ φ(g</text:span><text:span text:style-name="T6">2</text:span><text:span text:style-name="T44">))(h) = φ(g</text:span><text:span text:style-name="T6">1</text:span><text:span text:style-name="T44">)(φ(g</text:span><text:span text:style-name="T6">2</text:span><text:span text:style-name="T44">)(h)) =</text:span></text:p>
      <text:p text:style-name="P37"/>
      <text:p text:style-name="P34"><text:span text:style-name="T44"><text:tab/><text:tab/>= φ(g</text:span><text:span text:style-name="T6">1</text:span><text:span text:style-name="T44">)(g</text:span><text:span text:style-name="T6">2</text:span><text:span text:style-name="T44">h) = g</text:span><text:span text:style-name="T6">1</text:span><text:span text:style-name="T44">(g</text:span><text:span text:style-name="T6">2</text:span><text:span text:style-name="T44">h) =</text:span></text:p>
      <text:p text:style-name="P37"/>
      <text:p text:style-name="P34"><text:span text:style-name="T44"><text:tab/><text:tab/>= (g</text:span><text:span text:style-name="T6">1</text:span><text:span text:style-name="T44">g</text:span><text:span text:style-name="T6">2</text:span><text:span text:style-name="T44">)(h) = φ(g</text:span><text:span text:style-name="T6">1</text:span><text:span text:style-name="T44">g</text:span><text:span text:style-name="T6">2</text:span><text:span text:style-name="T44">)h<text:tab/>så</text:span></text:p>
      <text:p text:style-name="P37"/>
      <text:p text:style-name="P34"><text:span text:style-name="T44"><text:tab/><text:tab/>φ(g</text:span><text:span text:style-name="T6">1</text:span><text:span text:style-name="T44">) ∘ φ(g</text:span><text:span text:style-name="T6">2</text:span><text:span text:style-name="T44">) = φ(g</text:span><text:span text:style-name="T6">1</text:span><text:span text:style-name="T44">g</text:span><text:span text:style-name="T6">2</text:span><text:span text:style-name="T44">)</text:span></text:p>
      <text:p text:style-name="P37"/>
      <text:p text:style-name="P37"/>
      <text:p text:style-name="P34"><text:span text:style-name="T44"><text:tab/><text:tab/>φ injektiv ty g</text:span><text:span text:style-name="T6">1</text:span><text:span text:style-name="T44">h = g</text:span><text:span text:style-name="T6">2</text:span><text:span text:style-name="T44">h ⇒ g</text:span><text:span text:style-name="T6">1</text:span><text:span text:style-name="T44"> = g</text:span><text:span text:style-name="T6">2</text:span></text:p>
      <text:p text:style-name="P37"/>
      <text:p text:style-name="P37"><text:tab/><text:tab/>så G ≅ φ(G) = {φ(g) | g ∈ G}</text:p>
      <text:p text:style-name="P37"><draw:line text:anchor-type="paragraph" draw:z-index="22" draw:style-name="gr5" draw:text-style-name="P50" svg:x1="4.865cm" svg:y1="1.135cm" svg:x2="3.801cm" svg:y2="0.026cm"><text:p/></draw:line></text:p>
      <text:p text:style-name="P37"/>
      <text:p text:style-name="P37"><text:tab/><text:tab/><text:tab/><text:tab/>Isomorfi, skrivs ibland G ≈ φ(G).</text:p>
      <text:p text:style-name="P37"/>
      <text:p text:style-name="P38"><text:tab/><text:tab/>(Speciellt kan varje ändlig grupp representeras med matriser.)</text:p>
      <text:p text:style-name="P38"/>
      <text:p text:style-name="P15"><text:span text:style-name="T41"/></text:p>
      <text:p text:style-name="P34"><text:span text:style-name="T28"/></text:p>
      <text:p text:style-name="P34"><text:span text:style-name="T28"/></text:p>
      <text:p text:style-name="P34"><text:span text:style-name="T28"/></text:p>
      <text:p text:style-name="P34"><text:span text:style-name="T28"/></text:p>
      <text:p text:style-name="P34"><text:span text:style-name="T46">Konjugering i S</text:span><text:span text:style-name="T7">n</text:span></text:p>
      <text:p text:style-name="P38"/>
      <text:p text:style-name="P34"><text:span text:style-name="T46"><text:tab/>α, β </text:span><text:span text:style-name="T44">∈</text:span><text:span text:style-name="T46"> S</text:span><text:span text:style-name="T7">n</text:span><text:span text:style-name="T46"> är konjugerade om det finns σ </text:span><text:span text:style-name="T44">∈</text:span><text:span text:style-name="T46"> S</text:span><text:span text:style-name="T7">n</text:span><text:span text:style-name="T46"> så att σασ</text:span><text:span text:style-name="T21">−1</text:span><text:span text:style-name="T46"> = β</text:span></text:p>
      <text:p text:style-name="P38"><text:tab/>(det vill säga σα = βσ).</text:p>
      <text:p text:style-name="P38"/>
      <text:p text:style-name="P34"><text:span text:style-name="T46"><text:tab/>En ekvivalensrelation på S</text:span><text:span text:style-name="T7">n</text:span><text:span text:style-name="T47"> </text:span><text:span text:style-name="T46">(reflexiv, symmetrisk och transitiv).</text:span></text:p>
      <text:p text:style-name="P39"/>
      <text:p text:style-name="P39"><text:tab/>Exempel:</text:p>
      <text:p text:style-name="P39"/>
      <text:p text:style-name="P39"><text:tab/><text:tab/>σ = (1 2 3)(4 5) är konjugerad till β = (1 3)(2 4 5).</text:p>
      <text:p text:style-name="P39"/>
      <text:p text:style-name="P14"><text:span text:style-name="T47"><text:tab/><text:tab/>σ = (1 5 3 4) <text:s/>ger <text:s/>σασ</text:span><text:span text:style-name="T20">−1</text:span><text:span text:style-name="T47"> = (1 5 3 4)(1 2 3)(4 5)(1 4 3 5) = (1 3)(2 4 5)</text:span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>α, β </text:span><text:span text:style-name="T44">∈</text:span><text:span text:style-name="T46"> S</text:span><text:span text:style-name="T7">n</text:span><text:span text:style-name="T46"> </text:span><text:span text:style-name="T47">är konjugerande omm de har samma cykelstruktur.</text:span></text:p>
      <text:p text:style-name="P46"><text:span text:style-name="T48">Klasser av konjugerade element i S</text:span><text:span text:style-name="T8">n</text:span><text:span text:style-name="T48"> svarar precis mot partitioner av heltalet n.</text:span></text:p>
      <text:p text:style-name="P40"/>
      <text:p text:style-name="P34"><text:span text:style-name="T48">Exempel:<text:tab/>Alla element i S</text:span><text:span text:style-name="T8">5</text:span><text:span text:style-name="T48"> konjugerade med (1 4)(2 5 3)</text:span></text:p>
      <text:p text:style-name="P40"><text:tab/><text:tab/>är de med cykelstruktur [2 3].</text:p>
      <text:p text:style-name="P40"/>
      <text:p text:style-name="P34"><text:span text:style-name="T48">Exempel:<text:tab/></text:span><text:span text:style-name="T48"><draw:frame draw:style-name="fr4" draw:name="Object172" text:anchor-type="as-char" svg:y="-0.453cm" svg:width="2.884cm" svg:height="1.039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8">, så σπ och πσ är konjugerade.</text:span></text:p>
      <text:p text:style-name="P40"/>
      <text:p text:style-name="P40"/>
      <text:p text:style-name="P40"/>
      <text:p text:style-name="P40"/>
      <text:p text:style-name="P40"/>
      <text:p text:style-name="P34"><text:span text:style-name="T48">En grövre uppdelning av S</text:span><text:span text:style-name="T8">n</text:span><text:span text:style-name="T48">: jämna och udda.</text:span></text:p>
      <text:p text:style-name="P40"/>
      <text:p text:style-name="P35"><text:span text:style-name="T48">En transposition: en permutation av typ [1</text:span><text:span text:style-name="T22">n − 2</text:span><text:span text:style-name="T48"> 2]</text:span><text:span text:style-name="T49">, det vill säga (ij) i ≠ j.</text:span></text:p>
      <text:p text:style-name="P41"/>
      <text:p text:style-name="P35"><text:span text:style-name="T49">Om π </text:span><text:span text:style-name="T44">∈</text:span><text:span text:style-name="T46"> S</text:span><text:span text:style-name="T7">n</text:span><text:span text:style-name="T46"> </text:span><text:span text:style-name="T49">så finns transpositioner τ</text:span><text:span text:style-name="T9">1</text:span><text:span text:style-name="T50">, …, τ</text:span><text:span text:style-name="T9">r</text:span><text:span text:style-name="T50"> så att π = τ</text:span><text:span text:style-name="T9">r</text:span><text:span text:style-name="T50"> τ</text:span><text:span text:style-name="T9">r' 1</text:span><text:span text:style-name="T50"> … τ</text:span><text:span text:style-name="T9">2</text:span><text:span text:style-name="T50"> τ</text:span><text:span text:style-name="T9">1</text:span></text:p>
      <text:p text:style-name="P35"><text:span text:style-name="T50">ty (x</text:span><text:span text:style-name="T9">1</text:span><text:span text:style-name="T50"> x</text:span><text:span text:style-name="T9">2</text:span><text:span text:style-name="T50"> … x</text:span><text:span text:style-name="T9">k</text:span><text:span text:style-name="T50">) = (x</text:span><text:span text:style-name="T9">1</text:span><text:span text:style-name="T50"> x</text:span><text:span text:style-name="T9">k</text:span><text:span text:style-name="T50">)(x</text:span><text:span text:style-name="T9">1</text:span><text:span text:style-name="T50"> x</text:span><text:span text:style-name="T9">k − 1</text:span><text:span text:style-name="T50">)…(x</text:span><text:span text:style-name="T9">1</text:span><text:span text:style-name="T50"> x</text:span><text:span text:style-name="T9">2</text:span><text:span text:style-name="T50">).</text:span></text:p>
      <text:p text:style-name="P42"/>
      <text:p text:style-name="P35"><text:span text:style-name="T50">π är en jämn/udda permutation om r är jämnt/udda då π = τ</text:span><text:span text:style-name="T9">r</text:span><text:span text:style-name="T50"> τ</text:span><text:span text:style-name="T9">r − 1</text:span><text:span text:style-name="T50"> … τ</text:span><text:span text:style-name="T9">1</text:span><text:span text:style-name="T50">;</text:span></text:p>
      <text:p text:style-name="P35"><text:span text:style-name="T50">sgn π = (−1)</text:span><text:span text:style-name="T23">r</text:span><text:span text:style-name="T50">.</text:span></text:p>
      <text:p text:style-name="P42"/>
      <text:p text:style-name="P42"/>
      <text:p text:style-name="P42"/>
      <text:p text:style-name="P42"/>
      <text:p text:style-name="P42"/>
      <text:p text:style-name="P35"><text:span text:style-name="T50">Om π </text:span><text:span text:style-name="T44">∈</text:span><text:span text:style-name="T46"> S</text:span><text:span text:style-name="T7">n</text:span><text:span text:style-name="T50">, π = τ</text:span><text:span text:style-name="T9">r</text:span><text:span text:style-name="T50"> τ</text:span><text:span text:style-name="T9">r − 1</text:span><text:span text:style-name="T50"> … τ</text:span><text:span text:style-name="T9">1</text:span><text:span text:style-name="T50"> = <text:s/>τ'</text:span><text:span text:style-name="T9">r</text:span><text:span text:style-name="T50"> … τ'</text:span><text:span text:style-name="T9">1</text:span><text:span text:style-name="T50"><text:tab/>(τ</text:span><text:span text:style-name="T9">i</text:span><text:span text:style-name="T50">, τ'</text:span><text:span text:style-name="T9">i</text:span><text:span text:style-name="T50"> <text:s/>transpositioner)</text:span></text:p>
      <text:p text:style-name="P42">så har r och r' samma paritet. (Båda jämna eller båda udda.)</text:p>
      <text:p text:style-name="P42"/>
      <text:p text:style-name="P16"><text:span text:style-name="T47"/></text:p>
      <text:p text:style-name="P16"><text:span text:style-name="T47"/></text:p>
      <text:p text:style-name="P16"><text:span text:style-name="T47"/></text:p>
      <text:p text:style-name="P16"><text:span text:style-name="T47"/></text:p>
      <text:p text:style-name="P17"><text:span text:style-name="T51">(U(G), ⋅) är en grupp av U(G), de invertabla elementen i G.</text:span></text:p>
      <text:p text:style-name="P17"><text:span text:style-name="T51"/></text:p>
      <text:p text:style-name="P17"><text:span text:style-name="T51">U(ℤ</text:span><text:span text:style-name="T10">m</text:span><text:span text:style-name="T51">) = {r ∈ ℤ</text:span><text:span text:style-name="T10">m</text:span><text:span text:style-name="T51"> | sgd(r, m) = 1}</text:span></text:p>
      <text:p text:style-name="P17"><text:span text:style-name="T51"/></text:p>
      <text:p text:style-name="P17"><text:span text:style-name="T51">(R, +, ⋅) är en ring om (R, +) är en kommutativ grupp med identitetselement 0,</text:span></text:p>
      <text:p text:style-name="P17"><text:span text:style-name="T51">(R, ⋅) är sluten och associativ med identitetselement 1 och ⋅ distributiv över +.</text:span></text:p>
      <text:p text:style-name="P17"><text:span text:style-name="T51"/></text:p>
      <text:p text:style-name="P17"><text:span text:style-name="T51">(F, +, ⋅) är en kropp (en. field) om (F, +, ⋅) är en ring och</text:span></text:p>
      <text:p text:style-name="P17"><text:span text:style-name="T51">(F\{0}, ⋅) är en kommutativ grupp.</text:span></text:p>
      <text:p text:style-name="P17"/>
      <text:p text:style-name="P43"><text:span text:style-name="T51">ϕ : A → B är en homomorfi mellan (A, ∘) och (B, ∙) om</text:span></text:p>
      <text:p text:style-name="P17"><text:span text:style-name="T51"/></text:p>
      <text:p text:style-name="P17"><text:span text:style-name="T51"><text:tab/>ϕ(a ∘ b) = ϕ(a) ∙ ϕ(b) ∈ B<text:tab/>∀ a, b ∈ A</text:span></text:p>
      <text:p text:style-name="P17"><text:span text:style-name="T51"/></text:p>
      <text:p text:style-name="P17"><text:span text:style-name="T51">En isomorfi är en bijektiv homomorfi.</text:span></text:p>
      <text:p text:style-name="P17"><text:span text:style-name="T51"/></text:p>
      <text:p text:style-name="P17"><text:span text:style-name="T51"/></text:p>
      <text:p text:style-name="P17"><text:span text:style-name="T51"/></text:p>
      <text:p text:style-name="P17"><text:span text:style-name="T51"/></text:p>
      <text:p text:style-name="P17"><text:span text:style-name="T51">Direkta produkten av (A, ∘) och (B, ∙):</text:span></text:p>
      <text:p text:style-name="P17"><text:span text:style-name="T51"/></text:p>
      <text:p text:style-name="P17"><text:span text:style-name="T51"><text:tab/>(A, ∘) × (B, ∙) = (A × B, ∗)</text:span></text:p>
      <text:p text:style-name="P17"><text:span text:style-name="T51"/></text:p>
      <text:p text:style-name="P17"><text:span text:style-name="T51">och</text:span></text:p>
      <text:p text:style-name="P17"><text:span text:style-name="T51"/></text:p>
      <text:p text:style-name="P17"><text:span text:style-name="T51"><text:tab/>(a</text:span><text:span text:style-name="T10">1</text:span><text:span text:style-name="T51">, a</text:span><text:span text:style-name="T10">2</text:span><text:span text:style-name="T51">) ∗ (b</text:span><text:span text:style-name="T10">1</text:span><text:span text:style-name="T51">, b</text:span><text:span text:style-name="T10">2</text:span><text:span text:style-name="T51">) = (a</text:span><text:span text:style-name="T10">1</text:span><text:span text:style-name="T51"> ∘ a</text:span><text:span text:style-name="T10">2</text:span><text:span text:style-name="T51">, b</text:span><text:span text:style-name="T10">1</text:span><text:span text:style-name="T51"> ∙ b</text:span><text:span text:style-name="T10">2</text:span><text:span text:style-name="T51">)</text:span></text:p>
      <text:p text:style-name="P17"><text:span text:style-name="T51"/></text:p>
      <text:p text:style-name="P17"><text:span text:style-name="T51"/></text:p>
      <text:p text:style-name="P17"><text:span text:style-name="T51"/></text:p>
      <text:p text:style-name="P17"><text:span text:style-name="T51">N kallas en normal delgrupp till F om vänstersidoklasserna = högersidoklasserna.</text:span></text:p>
      <text:p text:style-name="P17"><text:span text:style-name="T51">Det vill säga om gN = Ng ∀ g ∈ G (ekvivalent: gNg</text:span><text:span text:style-name="T24">−1</text:span><text:span text:style-name="T51"> = N).</text:span></text:p>
      <text:p text:style-name="P17"><text:span text:style-name="T51"/></text:p>
      <text:p text:style-name="P18"><text:span text:style-name="T52">Alla delgrupper till en agelskgrupp är normala delgrupper.</text:span></text:p>
      <text:p text:style-name="P18"><text:span text:style-name="T52"/></text:p>
      <text:p text:style-name="P18"><text:span text:style-name="T52">Då är G/N = {gN | g </text:span><text:span text:style-name="T51">∈ G</text:span><text:span text:style-name="T52">} en grupp, kvotgruppen.</text:span></text:p>
      <text:p text:style-name="P18"><text:span text:style-name="T52">g</text:span><text:span text:style-name="T11">1</text:span><text:span text:style-name="T52">Ng</text:span><text:span text:style-name="T11">2</text:span><text:span text:style-name="T52">N = {h</text:span><text:span text:style-name="T11">1</text:span><text:span text:style-name="T52">h</text:span><text:span text:style-name="T11">2</text:span><text:span text:style-name="T52"> | h</text:span><text:span text:style-name="T11">1</text:span><text:span text:style-name="T52"> </text:span><text:span text:style-name="T51">∈</text:span><text:span text:style-name="T52"> g</text:span><text:span text:style-name="T11">1</text:span><text:span text:style-name="T52">N, h</text:span><text:span text:style-name="T11">2</text:span><text:span text:style-name="T52"> </text:span><text:span text:style-name="T51">∈</text:span><text:span text:style-name="T52"> g</text:span><text:span text:style-name="T11">2</text:span><text:span text:style-name="T52">N} = g</text:span><text:span text:style-name="T11">1</text:span><text:span text:style-name="T52">g</text:span><text:span text:style-name="T11">2</text:span><text:span text:style-name="T52">N</text:span></text:p>
      <text:p text:style-name="P18"><text:span text:style-name="T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01T14:33:33</dc:date>
    <dc:creator>Mattias </dc:creator>
    <meta:editing-duration>PT30H17M02S</meta:editing-duration>
    <meta:editing-cycles>63</meta:editing-cycles>
    <meta:generator>OpenOffice.org/3.2$Unix OpenOffice.org_project/320m19$Build-9505</meta:generator>
    <meta:document-statistic meta:table-count="0" meta:image-count="1" meta:object-count="8" meta:page-count="8" meta:paragraph-count="130" meta:word-count="1234" meta:character-count="5076"/>
  </office:meta>
</office:document-meta>
</file>

<file path=Object 1/content.xml><?xml version="1.0" encoding="utf-8"?>
<math xmlns="http://www.w3.org/1998/Math/MathML">
  <semantics>
    <mrow>
      <mfenced open="∣" close="∣">
        <mrow>
          <mi mathvariant="normal">G</mi>
          <mi/>
          <mi mathvariant="normal">:</mi>
          <mi/>
          <mi mathvariant="normal">H</mi>
        </mrow>
      </mfenced>
      <mrow>
        <mi/>
        <mi mathvariant="normal">=</mi>
        <mi/>
      </mrow>
      <mfrac>
        <mfenced open="∣" close="∣">
          <mi mathvariant="normal">G</mi>
        </mfenced>
        <mfenced open="∣" close="∣">
          <mi mathvariant="normal">H</mi>
        </mfenced>
      </mfrac>
    </mrow>
    <annotation encoding="StarMath 5.0">abs{G `:` H} `=` abs G over abs H</annotation>
  </semantics>
</math>
</file>

<file path=Object 2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</mtr>
        <mtr>
          <mtd>
            <mn>1</mn>
          </mtd>
          <mtd>
            <mn>2</mn>
          </mtd>
          <mtd>
            <mn>0</mn>
          </mtd>
          <mtd>
            <mn>5</mn>
          </mtd>
          <mtd>
            <mn>3</mn>
          </mtd>
          <mtd>
            <mn>4</mn>
          </mtd>
          <mtd>
            <mn>6</mn>
          </mtd>
        </mtr>
      </mtable>
    </mfenced>
    <annotation encoding="StarMath 5.0">left ( matrix{0#1#2#3#4#5#6##1#2#0#5#3#4#6} right )</annotation>
  </semantics>
</math>
</file>

<file path=Object 3/content.xml><?xml version="1.0" encoding="utf-8"?>
<math xmlns="http://www.w3.org/1998/Math/MathML">
  <semantics>
    <munder>
      <msub>
        <mstyle mathvariant="bold">
          <mrow>
            <mi mathvariant="normal">M</mi>
          </mrow>
        </mstyle>
        <mi mathvariant="normal">π</mi>
      </msub>
      <mrow>
        <mi mathvariant="normal">n</mi>
        <mi/>
        <mi mathvariant="normal">×</mi>
        <mi/>
        <mi mathvariant="normal">n</mi>
      </mrow>
    </munder>
    <annotation encoding="StarMath 5.0">{{bold M}_π} csub {n`×`n}</annotation>
  </semantics>
</math>
</file>

<file path=Object 4/content.xml><?xml version="1.0" encoding="utf-8"?>
<math xmlns="http://www.w3.org/1998/Math/MathML">
  <semantics>
    <mrow>
      <mi/>
      <mtable>
        <mtr>
          <mtd>
            <mn>1</mn>
          </mtd>
          <mtd>
            <mtext>om π(j) = i</mtext>
          </mtd>
        </mtr>
        <mtr>
          <mtd>
            <mn>0</mn>
          </mtd>
          <mtd>
            <mtext>annars</mtext>
          </mtd>
        </mtr>
      </mtable>
    </mrow>
    <annotation encoding="StarMath 5.0">~~ matrix{1 # alignl "om π(j) = i" ## 0 # alignl "annars"}</annotation>
  </semantics>
</math>
</file>

<file path=Object 5/content.xml><?xml version="1.0" encoding="utf-8"?>
<math xmlns="http://www.w3.org/1998/Math/MathML">
  <semantics>
    <mrow>
      <msub>
        <mstyle mathvariant="bold">
          <mrow>
            <mi mathvariant="normal">M</mi>
          </mrow>
        </mstyle>
        <mi mathvariant="normal">π</mi>
      </msub>
      <mrow>
        <mi/>
        <mi mathvariant="normal">=</mi>
        <mi/>
      </mrow>
      <mover>
        <mtable>
          <mtr>
            <mtd>
              <mn>0</mn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 mathvariant="normal">⋮</mi>
            </mtd>
            <mtd>
              <mi/>
            </mtd>
            <mtd>
              <mi/>
            </mtd>
          </mtr>
          <mtr>
            <mtd>
              <mi mathvariant="normal">⋮</mi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o stretchy="false">…</mo>
            </mtd>
            <mtd>
              <mn>1</mn>
            </mtd>
            <mtd>
              <mi/>
            </mtd>
            <mtd>
              <mi/>
            </mtd>
          </mtr>
          <mtr>
            <mtd>
              <mn>1</mn>
            </mtd>
            <mtd>
              <mi/>
            </mtd>
            <mtd>
              <mn>0</mn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 mathvariant="normal">⋮</mi>
            </mtd>
            <mtd>
              <mi/>
            </mtd>
            <mtd>
              <mi/>
            </mtd>
          </mtr>
          <mtr>
            <mtd>
              <mi mathvariant="normal">⋮</mi>
            </mtd>
            <mtd>
              <mi/>
            </mtd>
            <mtd>
              <mi/>
            </mtd>
            <mtd>
              <mi/>
            </mtd>
            <mtd>
              <mi/>
            </mtd>
          </mtr>
          <mtr>
            <mtd>
              <mn>0</mn>
            </mtd>
            <mtd>
              <mi/>
            </mtd>
            <mtd>
              <mi/>
            </mtd>
            <mtd>
              <mi/>
            </mtd>
            <mtd>
              <mi/>
            </mtd>
          </mtr>
        </mtable>
        <mtext>kolonn j</mtext>
      </mover>
      <mi/>
      <mtable>
        <mtr>
          <mtd>
            <mtext/>
          </mtd>
        </mtr>
        <mtr>
          <mtd>
            <mtext/>
          </mtd>
        </mtr>
        <mtr>
          <mtd>
            <mtext/>
          </mtd>
        </mtr>
        <mtr>
          <mtd>
            <mtext>rad π(j)</mtext>
          </mtd>
        </mtr>
        <mtr>
          <mtd>
            <mtext/>
          </mtd>
        </mtr>
        <mtr>
          <mtd>
            <mtext/>
          </mtd>
        </mtr>
        <mtr>
          <mtd>
            <mtext>rad π(i)</mtext>
          </mtd>
        </mtr>
        <mtr>
          <mtd>
            <mtext/>
          </mtd>
        </mtr>
      </mtable>
    </mrow>
    <annotation encoding="StarMath 5.0">{bold M}_π `=` ~~ matrix{

0 # ~~ # 0 # ~~ # ~ ##
0 # ~~ # dotsvert # ~~ # ~ ##
dotsvert # ~~ # 0 # ~~ # ~ ##
0 # dotslow # 1 # ~~ # ~ ##
1 # ~~ # 0 # ~~ # ~ ##
0 # ~~ # dotsvert # ~~ # ~ ##
dotsvert # ~~ # ~ # ~~ # ~ ##
0 # ~~ # ~ # ~~ # ~

} csup "kolonn j" ~~

matrix{

"" ##
"" ##
"" ##
"rad π(j)" ##
"" ##
"" ##
"rad π(i)" ##
""

}</annotation>
  </semantics>
</math>
</file>

<file path=Object 6/content.xml><?xml version="1.0" encoding="utf-8"?>
<math xmlns="http://www.w3.org/1998/Math/MathML">
  <semantics>
    <mrow>
      <mrow>
        <mtext/>
        <mi mathvariant="normal">=</mi>
        <mi/>
      </mrow>
      <mtable>
        <mtr>
          <mtd>
            <mn>0</mn>
          </mtd>
        </mtr>
        <mtr>
          <mtd>
            <mi mathvariant="normal">⋮</mi>
          </mtd>
        </mtr>
        <mtr>
          <mtd>
            <mn>0</mn>
          </mtd>
        </mtr>
        <mtr>
          <mtd>
            <mn>1</mn>
          </mtd>
        </mtr>
        <mtr>
          <mtd>
            <mn>0</mn>
          </mtd>
        </mtr>
        <mtr>
          <mtd>
            <mi mathvariant="normal">⋮</mi>
          </mtd>
        </mtr>
        <mtr>
          <mtd>
            <mn>0</mn>
          </mtd>
        </mtr>
      </mtable>
      <mi/>
      <mtext>rad k</mtext>
    </mrow>
    <annotation encoding="StarMath 5.0">""=` ~~ matrix{

0 ##
dotsvert ##
0 ##
1 ##
0 ##
dotsvert ##
0

} ~~~~~~ "rad k"</annotation>
  </semantics>
</math>
</file>

<file path=Object 7/content.xml><?xml version="1.0" encoding="utf-8"?>
<math xmlns="http://www.w3.org/1998/Math/MathML">
  <semantics>
    <mrow>
      <msubsup>
        <mstyle mathvariant="bold">
          <mrow>
            <mi mathvariant="normal">M</mi>
          </mrow>
        </mstyle>
        <mi mathvariant="normal">π</mi>
        <mi mathvariant="normal">t</mi>
      </msubsup>
      <mrow>
        <mi/>
        <mi mathvariant="normal">=</mi>
        <mi/>
      </mrow>
      <msubsup>
        <mstyle mathvariant="bold">
          <mrow>
            <mi mathvariant="normal">M</mi>
          </mrow>
        </mstyle>
        <mi mathvariant="normal">π</mi>
        <mrow>
          <mi mathvariant="normal">−</mi>
          <mn>1</mn>
        </mrow>
      </msubsup>
      <mi/>
      <mstyle mathsize="75%">
        <mrow>
          <mrow>
            <mo stretchy="false">(</mo>
            <mtext>ortogonal matris</mtext>
            <mo stretchy="false">)</mo>
          </mrow>
        </mrow>
      </mstyle>
      <mrow>
        <mi/>
        <mi mathvariant="normal">=</mi>
        <mi/>
      </mrow>
      <msub>
        <mstyle mathvariant="bold">
          <mrow>
            <mi mathvariant="normal">M</mi>
          </mrow>
        </mstyle>
        <msup>
          <mi mathvariant="normal">π</mi>
          <mstyle mathsize="150%">
            <mrow>
              <mrow>
                <mi mathvariant="normal">−</mi>
                <mn>1</mn>
              </mrow>
            </mrow>
          </mstyle>
        </msup>
      </msub>
    </mrow>
    <annotation encoding="StarMath 5.0">{bold M} sub π sup t `=` {bold M} sub π sup {-1} ``{size *0.75 {("ortogonal matris")}}` `=` {bold M}_{π^{size *1.5 {-1}}}</annotation>
  </semantics>
</math>
</file>

<file path=Object 8/content.xml><?xml version="1.0" encoding="utf-8"?>
<math xmlns="http://www.w3.org/1998/Math/MathML">
  <semantics>
    <mrow>
      <munder>
        <munder>
          <mi>σπ</mi>
          <mo stretchy="false"></mo>
        </munder>
        <mi mathvariant="normal">β</mi>
      </munder>
      <mrow>
        <mi/>
        <mi mathvariant="normal">=</mi>
        <mi/>
      </mrow>
      <mi mathvariant="normal">σ</mi>
      <munder>
        <munder>
          <mrow>
            <mo stretchy="false">(</mo>
            <mi>πσ</mi>
            <mo stretchy="false">)</mo>
          </mrow>
          <mo stretchy="false"></mo>
        </munder>
        <mi mathvariant="normal">α</mi>
      </munder>
      <msup>
        <mi mathvariant="normal">σ</mi>
        <mrow>
          <mi mathvariant="normal">−</mi>
          <mn>1</mn>
        </mrow>
      </msup>
    </mrow>
    <annotation encoding="StarMath 5.0">{{σπ} underbrace β} `=` σ{{(πσ)} underbrace α}σ^{-1}</annotation>
  </semantics>
</math>
</file>